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2" style:family="paragraph" style:parent-style-name="Text_20_body">
      <style:text-properties fo:color="#000000" style:font-name="Times New Roman" fo:font-size="12pt"/>
    </style:style>
    <style:style style:name="P3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text-properties fo:color="#000000" style:font-name="Times New Roman" fo:font-size="12pt"/>
    </style:style>
    <style:style style:name="P6" style:family="paragraph" style:parent-style-name="Text_20_body">
      <style:text-properties fo:color="#000000" style:font-name="Times New Roman" fo:font-size="12pt" fo:font-weight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8" style:family="paragraph" style:parent-style-name="Standard" style:list-style-name="L3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9" style:family="paragraph" style:parent-style-name="Standard" style:list-style-name="L4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/>
    </style:style>
    <style:style style:name="P11" style:family="paragraph" style:parent-style-name="Text_20_body" style:list-style-name="L2">
      <style:text-properties fo:color="#000000" style:font-name="Times New Roman" fo:font-size="12pt"/>
    </style:style>
    <style:style style:name="P12" style:family="paragraph" style:parent-style-name="Text_20_body" style:list-style-name="L5">
      <style:text-properties fo:color="#000000" style:font-name="Times New Roman" fo:font-size="12pt"/>
    </style:style>
    <style:style style:name="P13" style:family="paragraph" style:parent-style-name="Text_20_body" style:list-style-name="L1">
      <style:text-properties fo:color="#000000" style:font-name="Times New Roman" fo:font-size="12pt"/>
    </style:style>
    <style:style style:name="P14" style:family="paragraph" style:parent-style-name="Text_20_body" style:list-style-name="L5">
      <style:text-properties fo:color="#000000" style:font-name="Times New Roman" fo:font-size="12pt" officeooo:rsid="00038d63" officeooo:paragraph-rsid="00038d63"/>
    </style:style>
    <style:style style:name="P15" style:family="paragraph" style:parent-style-name="Text_20_body" style:list-style-name="L5">
      <style:text-properties fo:color="#000000" style:font-name="Times New Roman" fo:font-size="12pt" officeooo:rsid="00057eec" officeooo:paragraph-rsid="00057eec"/>
    </style:style>
    <style:style style:name="P16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7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officeooo:rsid="00038d63" officeooo:paragraph-rsid="00038d63"/>
    </style:style>
    <style:style style:name="P18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officeooo:rsid="00057eec" officeooo:paragraph-rsid="00057eec"/>
    </style:style>
    <style:style style:name="P19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officeooo:rsid="0006b97e" officeooo:paragraph-rsid="0006b97e"/>
    </style:style>
    <style:style style:name="P20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21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22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fo:language="de" fo:country="DE"/>
    </style:style>
    <style:style style:name="P23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79b7d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tracked-changes>
        <text:changed-region xml:id="ct79304080" text:id="ct79304080">
          <text:deletion>
            <office:change-info>
              <dc:creator>Unknown Author</dc:creator>
              <dc:date>2012-12-02T16:40:00</dc:date>
            </office:change-info>
            <text:p text:style-name="P1">Tagsüber</text:p>
          </text:deletion>
        </text:changed-region>
        <text:changed-region xml:id="ct79304184" text:id="ct79304184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79303456" text:id="ct79303456">
          <text:deletion>
            <office:change-info>
              <dc:creator>Unknown Author</dc:creator>
              <dc:date>2012-12-02T16:40:00</dc:date>
            </office:change-info>
            <text:p text:style-name="P1">Steht in der Innenburg</text:p>
          </text:deletion>
        </text:changed-region>
        <text:changed-region xml:id="ct79304288" text:id="ct79304288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79304392" text:id="ct79304392">
          <text:insertion>
            <office:change-info>
              <dc:creator>Tamino Dauth</dc:creator>
              <dc:date>2010-08-19T14:13:00</dc:date>
            </office:change-info>
          </text:insertion>
        </text:changed-region>
        <text:changed-region xml:id="ct79304496" text:id="ct79304496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290427528" text:id="ct290427528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292333552" text:id="ct292333552">
          <text:insertion>
            <office:change-info>
              <dc:creator>Unbekannter Autor</dc:creator>
              <dc:date>2015-07-12T17:25:00</dc:date>
            </office:change-info>
          </text:insertion>
        </text:changed-region>
        <text:changed-region xml:id="ct290423992" text:id="ct290423992">
          <text:insertion>
            <office:change-info>
              <dc:creator>Unbekannter Autor</dc:creator>
              <dc:date>2015-07-12T17:16:00</dc:date>
            </office:change-info>
          </text:insertion>
        </text:changed-region>
        <text:changed-region xml:id="ct290427736" text:id="ct290427736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79304600" text:id="ct79304600">
          <text:deletion>
            <office:change-info>
              <dc:creator>Tamino Dauth</dc:creator>
              <dc:date>2010-08-19T14:14:00</dc:date>
            </office:change-info>
            <text:p text:style-name="P2">Button-Text des ersten Buttons</text:p>
          </text:deletion>
        </text:changed-region>
        <text:changed-region xml:id="ct79304704" text:id="ct79304704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79304808" text:id="ct79304808">
          <text:deletion>
            <office:change-info>
              <dc:creator>Tamino Dauth</dc:creator>
              <dc:date>2010-08-19T14:14:00</dc:date>
            </office:change-info>
            <text:p text:style-name="P2">Antwort des Charakters</text:p>
          </text:deletion>
        </text:changed-region>
        <text:changed-region xml:id="ct79304912" text:id="ct79304912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79305016" text:id="ct79305016">
          <text:insertion>
            <office:change-info>
              <dc:creator>Tamino Dauth</dc:creator>
              <dc:date>2010-08-19T14:15:00</dc:date>
            </office:change-info>
          </text:insertion>
        </text:changed-region>
        <text:changed-region xml:id="ct79305120" text:id="ct79305120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79305224" text:id="ct79305224">
          <text:deletion>
            <office:change-info>
              <dc:creator>Tamino Dauth</dc:creator>
              <dc:date>2010-08-19T14:16:00</dc:date>
            </office:change-info>
            <text:p text:style-name="P3">Button-Text des ersten Buttons der neuen Auswahl</text:p>
          </text:deletion>
        </text:changed-region>
        <text:changed-region xml:id="ct79305328" text:id="ct79305328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78552128" text:id="ct78552128">
          <text:deletion>
            <office:change-info>
              <dc:creator>Tamino Dauth</dc:creator>
              <dc:date>2010-08-19T14:17:00</dc:date>
            </office:change-info>
            <text:p text:style-name="P3">Antwort des Charakters</text:p>
          </text:deletion>
        </text:changed-region>
        <text:changed-region xml:id="ct78552232" text:id="ct78552232">
          <text:insertion>
            <office:change-info>
              <dc:creator>Tamino Dauth</dc:creator>
              <dc:date>2010-08-19T14:17:00</dc:date>
            </office:change-info>
          </text:insertion>
        </text:changed-region>
        <text:changed-region xml:id="ct79415392" text:id="ct79415392">
          <text:insertion>
            <office:change-info>
              <dc:creator>Tamino Dauth</dc:creator>
              <dc:date>2010-08-19T14:18:00</dc:date>
            </office:change-info>
          </text:insertion>
        </text:changed-region>
        <text:changed-region xml:id="ct79415496" text:id="ct79415496">
          <text:insertion>
            <office:change-info>
              <dc:creator>Tamino Dauth</dc:creator>
              <dc:date>2010-08-19T14:19:00</dc:date>
            </office:change-info>
          </text:insertion>
        </text:changed-region>
        <text:changed-region xml:id="ct79415600" text:id="ct79415600">
          <text:insertion>
            <office:change-info>
              <dc:creator>Tamino Dauth</dc:creator>
              <dc:date>2010-08-28T04:42:00</dc:date>
            </office:change-info>
          </text:insertion>
        </text:changed-region>
        <text:changed-region xml:id="ct79415704" text:id="ct79415704">
          <text:insertion>
            <office:change-info>
              <dc:creator>Tamino Dauth</dc:creator>
              <dc:date>2010-08-19T14:20:00</dc:date>
            </office:change-info>
          </text:insertion>
        </text:changed-region>
        <text:changed-region xml:id="ct79415808" text:id="ct79415808">
          <text:insertion>
            <office:change-info>
              <dc:creator>Tamino Dauth</dc:creator>
              <dc:date>2010-08-19T14:23:00</dc:date>
            </office:change-info>
          </text:insertion>
        </text:changed-region>
        <text:changed-region xml:id="ct79415912" text:id="ct79415912">
          <text:insertion>
            <office:change-info>
              <dc:creator>Tamino Dauth</dc:creator>
              <dc:date>2010-08-19T14:24:00</dc:date>
            </office:change-info>
          </text:insertion>
        </text:changed-region>
        <text:changed-region xml:id="ct79416016" text:id="ct79416016">
          <text:insertion>
            <office:change-info>
              <dc:creator>Tamino Dauth</dc:creator>
              <dc:date>2010-08-19T14:25:00</dc:date>
            </office:change-info>
          </text:insertion>
        </text:changed-region>
        <text:changed-region xml:id="ct79416120" text:id="ct79416120">
          <text:insertion>
            <office:change-info>
              <dc:creator>Tamino Dauth</dc:creator>
              <dc:date>2010-08-19T14:26:00</dc:date>
            </office:change-info>
          </text:insertion>
        </text:changed-region>
        <text:changed-region xml:id="ct79416224" text:id="ct79416224">
          <text:insertion>
            <office:change-info>
              <dc:creator>Tamino Dauth</dc:creator>
              <dc:date>2010-08-19T14:27:00</dc:date>
            </office:change-info>
          </text:insertion>
        </text:changed-region>
        <text:changed-region xml:id="ct79416328" text:id="ct79416328">
          <text:insertion>
            <office:change-info>
              <dc:creator>Tamino Dauth</dc:creator>
              <dc:date>2010-08-19T14:28:00</dc:date>
            </office:change-info>
          </text:insertion>
        </text:changed-region>
        <text:changed-region xml:id="ct79416432" text:id="ct79416432">
          <text:insertion>
            <office:change-info>
              <dc:creator>Tamino Dauth</dc:creator>
              <dc:date>2010-08-19T14:29:00</dc:date>
            </office:change-info>
          </text:insertion>
        </text:changed-region>
        <text:changed-region xml:id="ct79416536" text:id="ct79416536">
          <text:insertion>
            <office:change-info>
              <dc:creator>Tamino Dauth</dc:creator>
              <dc:date>2010-08-19T14:30:00</dc:date>
            </office:change-info>
          </text:insertion>
        </text:changed-region>
        <text:changed-region xml:id="ct79416640" text:id="ct79416640">
          <text:insertion>
            <office:change-info>
              <dc:creator>Tamino Dauth</dc:creator>
              <dc:date>2010-08-19T14:32:00</dc:date>
            </office:change-info>
          </text:insertion>
        </text:changed-region>
        <text:changed-region xml:id="ct79416744" text:id="ct79416744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290428360" text:id="ct290428360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77625320" text:id="ct77625320">
          <text:insertion>
            <office:change-info>
              <dc:creator>Unbekannter Autor</dc:creator>
              <dc:date>2015-07-12T17:18:00</dc:date>
            </office:change-info>
          </text:insertion>
        </text:changed-region>
        <text:changed-region xml:id="ct292332824" text:id="ct292332824">
          <text:insertion>
            <office:change-info>
              <dc:creator>Unbekannter Autor</dc:creator>
              <dc:date>2015-07-12T17:25:00</dc:date>
            </office:change-info>
          </text:insertion>
        </text:changed-region>
        <text:changed-region xml:id="ct290368568" text:id="ct290368568">
          <text:insertion>
            <office:change-info>
              <dc:creator>Unbekannter Autor</dc:creator>
              <dc:date>2015-07-12T17:26:00</dc:date>
            </office:change-info>
          </text:insertion>
        </text:changed-region>
        <text:changed-region xml:id="ct290428256" text:id="ct290428256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79416848" text:id="ct79416848">
          <text:insertion>
            <office:change-info>
              <dc:creator>Tamino Dauth</dc:creator>
              <dc:date>2010-08-19T14:36:00</dc:date>
            </office:change-info>
          </text:insertion>
        </text:changed-region>
        <text:changed-region xml:id="ct79416952" text:id="ct79416952">
          <text:insertion>
            <office:change-info>
              <dc:creator>Tamino Dauth</dc:creator>
              <dc:date>2010-08-19T14:37:00</dc:date>
            </office:change-info>
          </text:insertion>
        </text:changed-region>
        <text:changed-region xml:id="ct79417056" text:id="ct79417056">
          <text:insertion>
            <office:change-info>
              <dc:creator>Tamino Dauth</dc:creator>
              <dc:date>2010-08-19T14:38:00</dc:date>
            </office:change-info>
          </text:insertion>
        </text:changed-region>
        <text:changed-region xml:id="ct79417160" text:id="ct79417160">
          <text:deletion>
            <office:change-info>
              <dc:creator>Tamino Dauth</dc:creator>
              <dc:date>2010-08-19T14:40:00</dc:date>
            </office:change-info>
            <text:list xml:id="list1065210164199720679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Button-Text des zweiten Buttons (Bedingung für den zweiten Button)</text:span></text:p>
                          </text:list-item>
                          <text:list-item>
                            <text:p text:style-name="P4">C: Antwort des Spieler-Charakters</text:p>
                          </text:list-item>
                          <text:list-item>
                            <text:p text:style-name="P4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hu6u01"/>Name<text:bookmark text:name="r_tv91"/><text:bookmark text:name="r_tv81"/></text:p>
      <text:p text:style-name="P2">Heimrich (Herkunft: Altdeutsch, Bedeutung: Heimfürst (Gehöftefürst))<text:bookmark text:name="r_tv92"/><text:bookmark text:name="r_tv82"/></text:p>
      <text:p text:style-name="P2"><text:bookmark text:name="r_tv93"/><text:bookmark text:name="r_tv83"/></text:p>
      <text:p text:style-name="P6"><text:bookmark text:name="hu6u0"/>Beschreibung<text:bookmark text:name="r_tv94"/><text:bookmark text:name="r_tv84"/></text:p>
      <text:p text:style-name="P2">Heimrich ist der Herzog von Talras.<text:bookmark text:name="r_tv95"/><text:bookmark text:name="r_tv85"/></text:p>
      <text:p text:style-name="P2">Er hat die Ländereien und die Burg von seinem Vater geerbt und ist selbstverständlich ein Adeliger und ein Vasall des Königs der Menschen. </text:p>
      <text:p text:style-name="P2"><text:bookmark text:name="r_tv0"/><text:bookmark text:name="l6x.0"/></text:p>
      <text:p text:style-name="P6"><text:bookmark text:name="r_tv6"/><text:bookmark text:name="r_tv5"/><text:bookmark text:name="l6x.5"/>Ort</text:p>
      <text:list xml:id="list50385019756625143" text:style-name="L2">
        <text:list-item>
          <text:p text:style-name="P11"><text:bookmark text:name="z7nb0"/><text:bookmark text:name="z7nb"/>Innenburg von Talras</text:p>
        </text:list-item>
      </text:list>
      <text:p text:style-name="P2"><text:bookmark text:name="r_tv9"/><text:bookmark text:name="r_tv8"/></text:p>
      <text:p text:style-name="P6"><text:bookmark text:name="r_tv11"/><text:bookmark text:name="r_tv10"/>Tagesablauf</text:p>
      <text:list xml:id="list7025422929742588921" text:style-name="L3">
        <text:list-item>
          <text:p text:style-name="P8"><text:change text:change-id="ct79304080"/><text:change-start text:change-id="ct79304184"/>Morgens - 13:00 Uhr<text:change-end text:change-id="ct79304184"/> – <text:change text:change-id="ct79303456"/><text:change-start text:change-id="ct79304288"/>Unterhält sich mit Markward.</text:p>
        </text:list-item>
        <text:list-item>
          <text:p text:style-name="P8">13:00 Uhr - abends – Unterhält sich mit Ferdinand.<text:change-end text:change-id="ct79304288"/></text:p>
        </text:list-item>
      </text:list>
      <text:list xml:id="list3747622958139286262" text:style-name="L4">
        <text:list-item>
          <text:p text:style-name="P9"><text:bookmark text:name="z7nb4"/><text:bookmark text:name="z7nb3"/>Nachts – Schläft im Hauptgebäude der Innenburg<text:bookmark text:name="z7nb5"/></text:p>
        </text:list-item>
      </text:list>
      <text:p text:style-name="P2"><text:bookmark text:name="r_tv15"/><text:bookmark text:name="r_tv14"/></text:p>
      <text:p text:style-name="P6"><text:bookmark text:name="r_tv17"/><text:bookmark text:name="r_tv16"/>Zugehörigkeit</text:p>
      <text:p text:style-name="P2"><text:bookmark text:name="r_tv18"/>Adel<text:bookmark text:name="m0qr0"/></text:p>
      <text:p text:style-name="P2"><text:bookmark text:name="r_tv20"/><text:bookmark text:name="r_tv19"/></text:p>
      <text:p text:style-name="P6">Aufträge</text:p>
      <text:list xml:id="list3770851116713300795" text:style-name="L5">
        <text:list-item>
          <text:p text:style-name="P12"><text:bookmark text:name="r_tv25"/><text:bookmark text:name="r_tv24"/><text:bookmark text:name="r_tv23"/>Primär – Die Nordmänner<text:change-start text:change-id="ct79304392"/></text:p>
        </text:list-item>
        <text:list-item>
          <text:p text:style-name="P12"><text:bookmark text:name="poc50"/>Primär – Der<text:change-end text:change-id="ct79304392"/><text:change-start text:change-id="ct79304496"/> Weg nach Holzbruck<text:change-end text:change-id="ct79304496"/><text:change-start text:change-id="ct290427528"/></text:p>
        </text:list-item>
        <text:list-item>
          <text:p text:style-name="P14">Primär – Ein neues Bündnis<text:change-end text:change-id="ct290427528"/><text:change-start text:change-id="ct292333552"/></text:p>
        </text:list-item>
        <text:list-item>
          <text:p text:style-name="P15">Primär – Krieg<text:change-end text:change-id="ct292333552"/><text:change-start text:change-id="ct290423992"/></text:p>
        </text:list-item>
        <text:list-item>
          <text:p text:style-name="P14">Primär – Die Verteidigung <text:change-end text:change-id="ct290423992"/><text:change-start text:change-id="ct290427736"/>von Talras<text:change-end text:change-id="ct290427736"/></text:p>
        </text:list-item>
      </text:list>
      <text:p text:style-name="P2"><text:bookmark text:name="r_tv27"/><text:bookmark text:name="r_tv26"/></text:p>
      <text:p text:style-name="P6"><text:bookmark text:name="r_tv29"/><text:bookmark text:name="r_tv28"/>Dialog<text:bookmark text:name="tr..0"/><text:bookmark text:name="r_tv292"/></text:p>
      <text:list xml:id="list172658172154003" text:continue-list="list1065210164199720679" text:style-name="L1">
        <text:list-item>
          <text:p text:style-name="P13"><text:change text:change-id="ct79304600"/><text:change-start text:change-id="ct79304704"/>Ich grüße Euch.<text:change-end text:change-id="ct79304704"/></text:p>
          <text:list>
            <text:list-item>
              <text:p text:style-name="P13"><text:bookmark text:name="r_tv35"/><text:bookmark text:name="r_tv34"/><text:bookmark text:name="r_tv33"/>N: <text:bookmark text:name="hnbi0"/><text:change text:change-id="ct79304808"/><text:change-start text:change-id="ct79304912"/>Hat Er nicht einen Auftrag? Falls es<text:change-end text:change-id="ct79304912"/><text:change-start text:change-id="ct79305016"/> Schwierigkeiten gibt, sollte Er sich zunächst an meinen getreuen Ritter Markward oder meinen Vogt Ferdin<text:change-end text:change-id="ct79305016"/><text:change-start text:change-id="ct79305120"/>and wenden.<text:change-end text:change-id="ct79305120"/></text:p>
              <text:list>
                <text:list-item>
                  <text:p text:style-name="P21"><text:bookmark text:name="hnbi1"/><text:change text:change-id="ct79305224"/><text:change-start text:change-id="ct79305328"/>Was ist mit Eurer Frau und Euren Nachkommen? (Nach Begrüßung)<text:change-end text:change-id="ct79305328"/></text:p>
                  <text:list>
                    <text:list-item>
                      <text:p text:style-name="P21"><text:bookmark text:name="r_tv41"/><text:bookmark text:name="r_tv40"/><text:bookmark text:name="r_tv39"/>N: <text:change text:change-id="ct78552128"/><text:change-start text:change-id="ct78552232"/>Sie befinden sich bei meinem Vetter, in Sicherheit. Ich würde sie niemals der Gefahr hier aussetzen<text:change-end text:change-id="ct78552232"/><text:change-start text:change-id="ct79415392"/>. Aber Er soll <text:change-end text:change-id="ct79415392"/><text:change-start text:change-id="ct79415496"/>mir erklären, weshalb es Ihn interessiert.</text:p>
                    </text:list-item>
                    <text:list-item>
                      <text:p text:style-name="P21">C: Ich war nur besorgt um Euch <text:span text:style-name="T1">…</text:span></text:p>
                    </text:list-item>
                    <text:list-item>
                      <text:p text:style-name="P21"><text:span text:style-name="T1">N: </text:span><text:change-end text:change-id="ct79415496"/><text:change-start text:change-id="ct79415600"/><text:span text:style-name="T1">So? Dann danke ich Ihm für Seine Anteilnahme, jedoch sollte Er sich nun wieder um die benötigte Verstärkung kümmern.</text:span><text:change-end text:change-id="ct79415600"/><text:change-start text:change-id="ct79415704"/></text:p>
                    </text:list-item>
                    <text:list-item>
                      <text:p text:style-name="P23"><text:change-end text:change-id="ct79415704"/><text:change-start text:change-id="ct79415808"/>Habt Ihr diese Burg errichtet? (Nach Begrüßung)</text:p>
                    </text:list-item>
                    <text:list-item>
                      <text:p text:style-name="P21"><text:span text:style-name="T1">N: Talras wird von meinem Geschlecht seit drei Generationen</text:span><text:change-end text:change-id="ct79415808"/><text:change-start text:change-id="ct79415912"/><text:span text:style-name="T1"> bewohnt. Mein Großvater bekam dieses Land und den Titel eines Ritters vom König für seine Tapferkeit im Krieg.</text:span></text:p>
                    </text:list-item>
                    <text:list-item>
                      <text:p text:style-name="P21"><text:span text:style-name="T1">N: Er lie</text:span><text:change-end text:change-id="ct79415912"/><text:change-start text:change-id="ct79416016"/><text:span text:style-name="T1">ß die einfache Holzbefestigung ausbauen, mit Stein</text:span><text:change-end text:change-id="ct79416016"/><text:change-start text:change-id="ct79416120"/><text:span text:style-name="T1"> und heute ist es eine stattliche Burg. Zusammen mit der Zeit vor meinem Großvater ist sie fast </text:span><text:change-end text:change-id="ct79416120"/><text:change-start text:change-id="ct79416224"/><text:span text:style-name="T1">zweihundert Jahre alt.</text:span></text:p>
                    </text:list-item>
                    <text:list-item>
                      <text:p text:style-name="P21"><text:span text:style-name="T1">N: Ebenfalls ein stattliches Alter. Ich fürchte jedoch dieser Tage um mein Erbe. Falls die Feinde es </text:span><text:change-end text:change-id="ct79416224"/><text:change-start text:change-id="ct79416328"/><text:span text:style-name="T1">mir nehmen sollten, bin ich ein armer Mann, wie es einst mein Großvater war.</text:span></text:p>
                    </text:list-item>
                    <text:list-item>
                      <text:p text:style-name="P21"><text:span text:style-name="T1">C: </text:span><text:change-end text:change-id="ct79416328"/><text:change-start text:change-id="ct79416432"/><text:span text:style-name="T1">So so …</text:span></text:p>
                    </text:list-item>
                    <text:list-item>
                      <text:p text:style-name="P23"><text:change-end text:change-id="ct79416432"/><text:change-start text:change-id="ct79416536"/>Was geschieht nun? (Nach Begrüßung)</text:p>
                    </text:list-item>
                    <text:list-item>
                      <text:p text:style-name="P22">(Auftrag „Die Nordmänner“ ist aktiv)</text:p>
                    </text:list-item>
                    <text:list-item>
                      <text:p text:style-name="P4"><text:span text:style-name="T1">N: Sorg</text:span><text:change-end text:change-id="ct79416536"/><text:change-start text:change-id="ct79416640"/><text:span text:style-name="T1">t Er nur dafür, dass jene wilden Nordmänner sich meiner anschließen, damit wir aus dem Krie</text:span><text:change-end text:change-id="ct79416640"/><text:change-start text:change-id="ct79416744"/><text:span text:style-name="T1">g als Sieger hervorgehen.</text:span><text:change-end text:change-id="ct79416744"/><text:change-start text:change-id="ct290428360"/></text:p>
                    </text:list-item>
                  </text:list>
                </text:list-item>
                <text:list-item>
                  <text:p text:style-name="P17"><text:span text:style-name="T1">(Auftrag „Ein neues Bündnis“ ist aktiv)</text:span></text:p>
                  <text:list>
                    <text:list-item>
                      <text:p text:style-name="P17"><text:soft-page-break/><text:span text:style-name="T1">N: Er muss die Hochelfin ausfindig machen</text:span><text:change-end text:change-id="ct290428360"/><text:change-start text:change-id="ct77625320"/><text:span text:style-name="T1">, die sich </text:span><text:span text:style-name="T3">irgendwo </text:span><text:span text:style-name="T1">in Talras aufhält und sie hierher bringen. Ich benötige noch mehr Unterstützung gegen den Feind.</text:span><text:change-end text:change-id="ct77625320"/><text:change-start text:change-id="ct292332824"/></text:p>
                    </text:list-item>
                  </text:list>
                </text:list-item>
                <text:list-item>
                  <text:p text:style-name="P18"><text:span text:style-name="T1">(Auftrag „Krieg“ ist aktiv)</text:span></text:p>
                  <text:list>
                    <text:list-item>
                      <text:p text:style-name="P19"><text:span text:style-name="T1">N: Er muss den eroberten Außenpos</text:span><text:change-end text:change-id="ct292332824"/><text:change-start text:change-id="ct290368568"/><text:span text:style-name="T1">ten befestigen lassen. Der Außenposten wird uns hoffentlich eine Zeit lang vor den Angriffen des Feindes schützen.</text:span><text:change-end text:change-id="ct290368568"/><text:change-start text:change-id="ct290428256"/></text:p>
                    </text:list-item>
                    <text:list-item>
                      <text:p text:style-name="P22">(Auftrag „Der Weg nach Holzbruck“ ist aktiv)</text:p>
                    </text:list-item>
                    <text:list-item>
                      <text:p text:style-name="P4"><text:span text:style-name="T1">N: </text:span><text:change-end text:change-id="ct290428256"/><text:change-start text:change-id="ct79416848"/><text:span text:style-name="T1">Er muss mit den Seefahrern Richtung Norde</text:span><text:change-end text:change-id="ct79416848"/><text:change-start text:change-id="ct79416952"/><text:span text:style-name="T1">n nach Holzbruck ziehen, um dort mehr Kriegsfähige zu finden, damit wir eine</text:span><text:change-end text:change-id="ct79416952"/><text:change-start text:change-id="ct79417056"/><text:span text:style-name="T1"> Chance gegen den Feind haben.</text:span><text:bookmark text:name="zjtl0"/><text:change-end text:change-id="ct79417056"/><text:change text:change-id="ct79417160"/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bookmark text:name="r_tv156"/><text:bookmark text:name="r_tv155"/></text:p>
      <text:p text:style-name="P6"><text:bookmark text:name="v:9n0"/><text:bookmark text:name="r_tv157"/>Handel</text:p>
      <text:p text:style-name="P2">-<text:bookmark text:name="hu6u2"/><text:bookmark text:name="ufpj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loext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loext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/>
    <meta:initial-creator>Unbekannt</meta:initial-creator>
    <meta:editing-cycles>20</meta:editing-cycles>
    <dc:date>2015-07-12T17:26:58.014000000</dc:date>
    <meta:creation-date>2008-08-13T14:13:06</meta:creation-date>
    <meta:language>en-US</meta:language>
    <meta:editing-duration>PT47M46S</meta:editing-duration>
    <meta:document-statistic meta:table-count="0" meta:image-count="0" meta:object-count="0" meta:page-count="2" meta:paragraph-count="42" meta:word-count="426" meta:character-count="2515" meta:non-whitespace-character-count="2151"/>
  </office:meta>
</office:document-meta>
</file>